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3-0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2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0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10-0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9-2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8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8-0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2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0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5-0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3-0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3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1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3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2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3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2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2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3-0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3-01-2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2-12-2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2-12-0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2-11-0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2-09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2-08-3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2-07-28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2-06-02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2-04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2-03-2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2-03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2-01-2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2-01-0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2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2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2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0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3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0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0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0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30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2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9-2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7-2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6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5-2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5-0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4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3-0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20-01-3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9-12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9-11-26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9-11-0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9-10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9-10-0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9-08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9-07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9-06-2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9-05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9-04-1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9-03-1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9-02-2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9-01-3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8-12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8-11-2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8-10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8-09-2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8-08-2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8-08-0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8-07-20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8-06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327095445201</text:p>
          </table:table-cell>
          <table:table-cell office:value-type="string" calcext:value-type="string">
            <text:p>JY-65-29-106 (Fort Bend Extensometer)</text:p>
          </table:table-cell>
          <table:table-cell office:value-type="string" calcext:value-type="string">
            <text:p>2018-06-0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60" meta:object-count="0"/>
    <meta:user-defined meta:name="AppVersion">3.0</meta:user-defined>
  </office:meta>
</office:document-meta>
</file>